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1ae0"/>
    </style:style>
    <style:style style:name="P2" style:family="paragraph" style:parent-style-name="Heading_20_1">
      <style:paragraph-properties fo:margin-top="0cm" fo:margin-bottom="0.21cm" style:contextual-spacing="false" fo:text-align="start" style:justify-single-word="false"/>
      <style:text-properties officeooo:rsid="00221ae0" officeooo:paragraph-rsid="00221ae0"/>
    </style:style>
    <style:style style:name="P3" style:family="paragraph" style:parent-style-name="Heading_20_2">
      <style:paragraph-properties fo:margin-top="0cm" fo:margin-bottom="0.199cm" style:contextual-spacing="false"/>
      <style:text-properties officeooo:paragraph-rsid="002459ce"/>
    </style:style>
    <style:style style:name="P4" style:family="paragraph" style:parent-style-name="Heading_20_2">
      <style:paragraph-properties fo:margin-top="0.199cm" fo:margin-bottom="0cm" style:contextual-spacing="false"/>
      <style:text-properties officeooo:rsid="00221ae0" officeooo:paragraph-rsid="00221ae0"/>
    </style:style>
    <style:style style:name="P5" style:family="paragraph" style:parent-style-name="Heading_20_2">
      <style:paragraph-properties fo:margin-top="0cm" fo:margin-bottom="0cm" style:contextual-spacing="false"/>
      <style:text-properties officeooo:rsid="00221ae0" officeooo:paragraph-rsid="00268b74"/>
    </style:style>
    <style:style style:name="P6" style:family="paragraph" style:parent-style-name="Heading_20_2">
      <style:text-properties officeooo:rsid="002459ce" officeooo:paragraph-rsid="002459ce"/>
    </style:style>
    <style:style style:name="P7" style:family="paragraph" style:parent-style-name="Heading_20_2">
      <style:paragraph-properties fo:margin-top="0.199cm" fo:margin-bottom="0cm" style:contextual-spacing="false"/>
      <style:text-properties officeooo:rsid="002459ce" officeooo:paragraph-rsid="002459ce"/>
    </style:style>
    <style:style style:name="P8" style:family="paragraph" style:parent-style-name="Heading_20_2">
      <style:paragraph-properties fo:margin-top="0cm" fo:margin-bottom="0cm" style:contextual-spacing="false"/>
      <style:text-properties officeooo:rsid="002459ce" officeooo:paragraph-rsid="00268b74"/>
    </style:style>
    <style:style style:name="P9" style:family="paragraph" style:parent-style-name="Heading_20_2">
      <style:paragraph-properties fo:margin-top="0cm" fo:margin-bottom="0cm" style:contextual-spacing="false"/>
      <style:text-properties officeooo:paragraph-rsid="00268b74"/>
    </style:style>
    <style:style style:name="P10" style:family="paragraph" style:parent-style-name="Heading_20_2">
      <style:paragraph-properties fo:margin-top="0cm" fo:margin-bottom="0cm" style:contextual-spacing="false"/>
    </style:style>
    <style:style style:name="P11" style:family="paragraph" style:parent-style-name="Text_20_body">
      <style:paragraph-properties fo:margin-top="0cm" fo:margin-bottom="0.199cm" style:contextual-spacing="false" fo:text-align="start" style:justify-single-word="false"/>
      <style:text-properties officeooo:paragraph-rsid="002301e3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301e3"/>
    </style:style>
    <style:style style:name="P13" style:family="paragraph" style:parent-style-name="Text_20_body">
      <style:paragraph-properties fo:text-align="start" style:justify-single-word="false"/>
      <style:text-properties officeooo:paragraph-rsid="00268b74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68b74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221ae0"/>
    </style:style>
    <style:style style:name="T1" style:family="text">
      <style:text-properties officeooo:rsid="00221ae0"/>
    </style:style>
    <style:style style:name="T2" style:family="text">
      <style:text-properties officeooo:rsid="00268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tlantic City</text:h>
      <text:h text:style-name="P3" text:outline-level="2">Em <text:s text:c="14"/>G <text:s text:c="10"/>C <text:s text:c="2"/>G</text:h>
      <text:p text:style-name="P13">Well, they, blew up the chicken man in Philly last night, <text:s text:c="4"/></text:p>
      <text:p text:style-name="P13">Now they blew up his house too, <text:s text:c="24"/></text:p>
      <text:p text:style-name="P13">Down on the boardwalk, they're getting ready for a fight, <text:s/></text:p>
      <text:p text:style-name="P13">Gonna see what them racket boys can do, </text:p>
      <text:p text:style-name="P13">Now there's trouble busing in from out of state, <text:s text:c="15"/></text:p>
      <text:p text:style-name="P13"><text:s/>And the D.A. can't get no relief, </text:p>
      <text:p text:style-name="P12">Gonna be a rumble out on the promenade, </text:p>
      <text:h text:style-name="P9" text:outline-level="2"><text:span text:style-name="T1">Em <text:s text:c="9"/></text:span><text:span text:style-name="T2">G <text:s text:c="26"/></text:span><text:span text:style-name="T1">C <text:s/>G <text:s/>D</text:span></text:h>
      <text:p text:style-name="P11">And the gambling commission's hanging on by the skin of its teeth</text:p>
      <text:h text:style-name="P4" text:outline-level="2">Em <text:s text:c="12"/>G <text:s text:c="7"/>C <text:s text:c="3"/>G <text:s/></text:h>
      <text:p text:style-name="P15">Well now, everything dies, baby, that's a fact, <text:s/></text:p>
      <text:h text:style-name="P5" text:outline-level="2">Em <text:s text:c="16"/>G <text:s text:c="6"/>D <text:s text:c="6"/>Em</text:h>
      <text:p text:style-name="P14">but maybe everything that dies someday comes back, <text:s text:c="3"/></text:p>
      <text:h text:style-name="P10" text:outline-level="2"><text:span text:style-name="T1">Em <text:s text:c="2"/>G <text:s text:c="2"/>C <text:s text:c="2"/>G</text:span> <text:s text:c="5"/></text:h>
      <text:p text:style-name="P1">Put your makeup on, fix your hair up pretty, <text:span text:style-name="T1">and </text:span>meet me tonight in Atlantic City</text:p>
      <text:p text:style-name="P1"/>
      <text:p text:style-name="P1">Well, I got a job and tried to put my money away, But I got debts that no honest man can pay</text:p>
      <text:p text:style-name="P1">So I drew what I had from the Central Trust, And I bought us two tickets on that Coast City bus</text:p>
      <text:p text:style-name="P1">Well, now, everything dies ...</text:p>
      <text:h text:style-name="P6" text:outline-level="2">C <text:s/>G <text:s/>C <text:s/>D, harmonica</text:h>
      <text:h text:style-name="P7" text:outline-level="2">C <text:s text:c="29"/>Em <text:s text:c="19"/>C <text:s/>D <text:s text:c="5"/>Em</text:h>
      <text:p text:style-name="P15">Now, our luck may have died, and our love may be cold, But with you, forever, I'll stay</text:p>
      <text:h text:style-name="P8" text:outline-level="2">C <text:s text:c="19"/>Em</text:h>
      <text:p text:style-name="P15">We're going out where the sand's turning to gold</text:p>
      <text:h text:style-name="P8" text:outline-level="2">C <text:s text:c="10"/>G</text:h>
      <text:p text:style-name="P1">So put on your stockings, baby, 'cause the night's getting cold</text:p>
      <text:p text:style-name="P15">And everything dies, baby, that's a fact</text:p>
      <text:h text:style-name="P8" text:outline-level="2">C <text:s text:c="20"/>G <text:s text:c="2"/>D <text:s text:c="9"/>Em</text:h>
      <text:p text:style-name="P1">But maybe everything that dies someday comes back</text:p>
      <text:p text:style-name="P1"/>
      <text:p text:style-name="P1">Now I been looking for a job, but it's hard to find</text:p>
      <text:p text:style-name="P1">Down here, it's just winners and losers and "Don't get caught on the wrong side of that line"</text:p>
      <text:p text:style-name="P1">Well, I'm tired of coming out on the losing end</text:p>
      <text:p text:style-name="P13">So, honey, last night, I met this guy, and I'm gonna do a little favor for him</text:p>
      <text:p text:style-name="P13">Well, now, everything dies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2:51:53.293115681</meta:creation-date>
    <dc:title>SongSheet</dc:title>
    <meta:editing-cycles>5</meta:editing-cycles>
    <meta:generator>LibreOffice/7.6.4.1$MacOSX_AARCH64 LibreOffice_project/e19e193f88cd6c0525a17fb7a176ed8e6a3e2aa1</meta:generator>
    <meta:editing-duration>PT3H31M8S</meta:editing-duration>
    <dc:date>2025-05-28T09:26:35.596886731</dc:date>
    <meta:print-date>2025-05-21T12:06:17.281016777</meta:print-date>
    <meta:document-statistic meta:table-count="0" meta:image-count="0" meta:object-count="0" meta:page-count="1" meta:paragraph-count="35" meta:word-count="307" meta:character-count="1751" meta:non-whitespace-character-count="1177"/>
    <meta:template xlink:type="simple" xlink:actuate="onRequest" xlink:title="SongSheet" xlink:href="../../../../Library/Application%20Support/LibreOffice/4/user/template/SongSheet.ott" meta:date="2025-04-14T22:51:53.215714254"/>
  </office:meta>
</office:document-meta>
</file>